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SetNode.invoke( Environment env , Invoke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ctSet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SetNode.setActionSet( ActionSetNode ac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